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61.73" calcext:value-type="float">
            <text:p>61.73</text:p>
          </table:table-cell>
        </table:table-row>
        <table:table-row table:style-name="ro1">
          <table:table-cell office:value-type="float" office:value="40.32" calcext:value-type="float">
            <text:p>40.32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float" office:value="39.42" calcext:value-type="float">
            <text:p>39.42</text:p>
          </table:table-cell>
          <table:table-cell office:value-type="float" office:value="99.85" calcext:value-type="float">
            <text:p>99.85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2">
          <table:table-cell table:style-name="ce1" office:value-type="float" office:value="26.28" calcext:value-type="float">
            <text:p>26.28</text:p>
          </table:table-cell>
          <table:table-cell table:style-name="ce1" table:formula="of:=45.33" office:value-type="float" office:value="45.33" calcext:value-type="float">
            <text:p>45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/00/0000</text:date>, <text:time style:data-style-name="N2" text:time-value="23:47:14.640595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2:19:51.232732637</meta:creation-date>
    <dc:date>2017-10-14T23:47:40.044408751</dc:date>
    <meta:editing-duration>PT1H26M3S</meta:editing-duration>
    <meta:editing-cycles>3</meta:editing-cycles>
    <meta:generator>LibreOffice/5.4.2.2.0$Linux_X86_64 LibreOffice_project/40m0$Build-2</meta:generator>
    <meta:document-statistic meta:table-count="1" meta:cell-count="14" meta:object-count="0"/>
  </office:meta>
</office:document-meta>
</file>